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3.103cm"/>
    </style:style>
    <style:style style:name="co4" style:family="table-column">
      <style:table-column-properties fo:break-before="auto" style:column-width="3.769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2.073cm"/>
    </style:style>
    <style:style style:name="co7" style:family="table-column">
      <style:table-column-properties fo:break-before="auto" style:column-width="16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rfil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Transferred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ew PKG</text:p>
          </table:table-cell>
          <table:table-cell office:value-type="string" calcext:value-type="string">
            <text:p>C code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ar.test.frame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ata set doc moved into as dummy R file with roxygen2 documentation.</text:p>
          </table:table-cell>
        </table:table-row>
        <table:table-row table:style-name="ro1">
          <table:table-cell table:style-name="ce5" office:value-type="string" calcext:value-type="string">
            <text:p>no</text:p>
          </table:table-cell>
          <table:table-cell office:value-type="string" calcext:value-type="string">
            <text:p>cmds.diss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mds.dis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5" office:value-type="string" calcext:value-type="string">
            <text:p>no</text:p>
          </table:table-cell>
          <table:table-cell office:value-type="string" calcext:value-type="string">
            <text:p>descendant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scendant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distfull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tfull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formatg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matg.R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 function was renamed from formatg to formatgC because of interference in the package’s namespac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gdist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dist.R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obal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lobal variables definition and generic function declarations were transfered in that file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yphos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ata set doc moved into as dummy R file with roxygen2 documentation.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labels.r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Rpart-clas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style-name="ce5" office:value-type="string" calcext:value-type="string">
            <text:p>no</text:p>
          </table:table-cell>
          <table:table-cell office:value-type="string" calcext:value-type="string">
            <text:p>makeform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keform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enerics</text:p>
          </table:table-cell>
          <table:table-cell office:value-type="string" calcext:value-type="string">
            <text:p>meanvar.R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generic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meanvar.r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Rpart-clas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5" office:value-type="string" calcext:value-type="string">
            <text:p>no</text:p>
          </table:table-cell>
          <table:table-cell office:value-type="string" calcext:value-type="string">
            <text:p>model.frame.rpart.R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model.frame.rpart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mv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mvpart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.rpart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.rpart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table:style-name="ce5" office:value-type="string" calcext:value-type="string">
            <text:p>no</text:p>
          </table:table-cell>
          <table:table-cell office:value-type="string" calcext:value-type="string">
            <text:p>node.match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de.match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noGeneric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obal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de moved to file global.R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packageName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obal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de moved to file global.R</text:p>
          </table:table-cell>
        </table:table-row>
        <table:table-row table:style-name="ro1">
          <table:table-cell table:style-name="ce5" office:value-type="string" calcext:value-type="string">
            <text:p>no</text:p>
          </table:table-cell>
          <table:table-cell office:value-type="string" calcext:value-type="string">
            <text:p>path.r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path.rpart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s method labels.rpart as a dependency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lot.r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rpart-clas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plotcp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lotcp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style-name="ce5" office:value-type="string" calcext:value-type="string">
            <text:p>no</text:p>
          </table:table-cell>
          <table:table-cell office:value-type="string" calcext:value-type="string">
            <text:p>post.R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Flushe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de moved to file global.R</text:p>
          </table:table-cell>
        </table:table-row>
        <table:table-row table:style-name="ro1">
          <table:table-cell table:style-name="ce5" office:value-type="string" calcext:value-type="string">
            <text:p>no</text:p>
          </table:table-cell>
          <table:table-cell office:value-type="string" calcext:value-type="string">
            <text:p>post.rpart.R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Brok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Function seem broken : removed from the new packa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pred.rpart.R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pred.rpart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dict.r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rpart-clas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int.r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Rpart-clas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printcp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printcp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generics</text:p>
          </table:table-cell>
          <table:table-cell office:value-type="string" calcext:value-type="string">
            <text:p>prune.R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generic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une.r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Rpart-clas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residuals.r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rpart-clas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rpart.anova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part-method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de moved to rpart-methods.R with consolidated documentation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part.branch.R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rpart.branch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rpart.class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part-method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de moved to rpart-methods.R with consolidated documentation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part.control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part.control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rpart.dist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part-method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de moved to rpart-methods.R with consolidated documentation.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rpart.exp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part-method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de moved to rpart-methods.R with consolidated documentation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part.matrix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part.matrix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rpart.mrt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part-method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de moved to rpart-methods.R with consolidated documentation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part.pca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mtr.pc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eeds mvpart.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rpart.poisson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part-method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de moved to rpart-methods.R with consolidated documentation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part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part.R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to be fixed</text:p>
          </table:table-cell>
          <table:table-cell office:value-type="string" calcext:value-type="string">
            <text:p>Contains three C routin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partcallback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partcallback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partco.R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rpartco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pconve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rpconvert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rsq.r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rpart-method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de into a formal method of class rpart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scaler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caler.R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older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ata set doc moved into as dummy R file with roxygen2 documentation.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snip.rpart.mouse.R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snip.rpart.mouse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snip.r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snip.rpart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pider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ata set doc moved into as dummy R file with roxygen2 documentation.</text:p>
          </table:table-cell>
        </table:table-row>
        <table:table-row table:style-name="ro1">
          <table:table-cell table:style-name="ce5" office:value-type="string" calcext:value-type="string">
            <text:p>no</text:p>
          </table:table-cell>
          <table:table-cell office:value-type="string" calcext:value-type="string">
            <text:p>string.bounding.box.R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string.bounding.box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sub.barplot.R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sub.barplot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summary.r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rpart-method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text.r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Rpart-class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style-name="ce5" office:value-type="string" calcext:value-type="string">
            <text:p>no</text:p>
          </table:table-cell>
          <table:table-cell office:value-type="string" calcext:value-type="string">
            <text:p>trclcomp.R</text:p>
          </table:table-cell>
          <table:table-cell/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ree.depth.R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tree.depth.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xdiss.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xdiss.R</text:p>
          </table:table-cell>
          <table:table-cell table:style-name="ce4" office:value-type="string" calcext:value-type="string">
            <text:p>yes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The example now involves only the (spider) species rather than the whole data set.</text:p>
          </table:table-cell>
        </table:table-row>
        <table:table-row table:style-name="ro1">
          <table:table-cell table:style-name="ce5" office:value-type="string" calcext:value-type="string">
            <text:p>no</text:p>
          </table:table-cell>
          <table:table-cell office:value-type="string" calcext:value-type="string">
            <text:p>xpred.rpart.R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xpred.rpart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 table:number-rows-repeated="104851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2T15:33:21.872850708</dc:date>
    <meta:editing-duration>P3DT16H37M19S</meta:editing-duration>
    <meta:editing-cycles>104</meta:editing-cycles>
    <meta:generator>LibreOffice/7.3.7.2$Linux_X86_64 LibreOffice_project/30$Build-2</meta:generator>
    <meta:document-statistic meta:table-count="1" meta:cell-count="431" meta:object-count="0"/>
  </office:meta>
</office:document-meta>
</file>